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 style:list-style-name="L1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.499cm" style:auto-text-indent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499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 style:master-page-name="">
      <style:paragraph-properties fo:margin-left="0cm" fo:margin-right="0cm" fo:line-height="150%" fo:text-align="justify" style:justify-single-word="false" fo:text-indent="0.499cm" style:auto-text-indent="false" style:page-number="auto"/>
    </style:style>
    <style:style style:name="T1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2" style:family="text">
      <style:text-properties fo:color="#000000" style:font-name="Times New Roman" fo:font-size="12pt" fo:font-weight="normal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000000" style:font-name="Times New Roman" fo:font-size="12pt" fo:background-color="transparent" style:font-name-asian="Times New Roman" style:font-name-complex="Times New Roman"/>
    </style:style>
    <style:style style:name="T4" style:family="text">
      <style:text-properties fo:color="#000000" style:font-name="Times New Roman" fo:background-color="transparent" style:font-name-asian="Times New Roman" style:font-name-complex="Times New Roman"/>
    </style:style>
    <style:style style:name="T5" style:family="text">
      <style:text-properties fo:color="#000000" style:font-name="Times New Roman" fo:font-size="14pt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T7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8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Pałac w Sławikowie</text:span></text:p>
      <text:p text:style-name="P5"><text:span text:style-name="T1">Pomiędzy bujnymi koronami drzew, otoczony kwitnącymi wiosną bzem i magnolią, kryją się ruiny ogromnego pałacu, wzniesionego prawdopodobnie w XVIII wieku i rozbudowanego w latach późniejszych.</text:span></text:p>
      <text:p text:style-name="P5"><text:span text:style-name="T1">Mowa o Pa</text:span><text:span text:style-name="T1">łacu w Sławikowie, znajdującym się w wojew</text:span><text:span text:style-name="T1">ództwie </text:span><text:span text:style-name="T1">Śląskim. Jednej z dawnych dworskich wizyt</text:span><text:span text:style-name="T1">ówek, symbolu wdzi</text:span><text:span text:style-name="T1">ęku, elegancji i dostojności, a obecnie popadającym w ruinę.</text:span></text:p>
      <text:p text:style-name="P7"><text:span text:style-name="T1">Dzieje pałacu w Sławikowie są bardzo niejasne i jak dotąd nie były przedmiotem kompleksowych badań historyków i archeologów.Dokładna data powstania pałacu nie jest znana. Edward Wieczorek datuje powstanie pałacu na koniec XIX wieku, z kolei Tadeusz Chrzanowski i Marian Kornecki określają powstanie pałacu jako III ćwierć XIX wieku.</text:span></text:p>
      <text:p text:style-name="P5"><text:span text:style-name="T1">Wiadomo że w latach 1795–1831 należał do rodziny Eichendorffów z Łubowic. Od 1831 r. wieś należała do rodziny Eickstedtów, a w latach 1856-1965 został przebudowany przez Ernesta von Eikstedta, który wkrótce potem zmarł.</text:span></text:p>
      <text:p text:style-name="P5"><text:span text:style-name="T1">Pó</text:span><text:span text:style-name="T1">źniej, do 1945 r. Pałac należał do jego potomk</text:span><text:span text:style-name="T1">ów. Pa</text:span><text:span text:style-name="T1">łac w Sławikowie zaniedbany i doprowadzony do ruiny w czasach Polski Ludowej, nie miał r</text:span><text:span text:style-name="T1">ównie</text:span><text:span text:style-name="T1">ż szczęścia po transformacji ustrojowej z 1989 r. Pod koniec lat 90-tych ubiegłego wieku nieznani sprawcy rozszabrowali piękne kolumny podtrzymujące portyk przed ryzalitem w elewacji wsch </text:span></text:p>
      <text:p text:style-name="P5"><text:span text:style-name="T1">Po 1989 r. Agencji Nieruchomo</text:span><text:span text:style-name="T1">ści Rolnych przejęła pałac, a następnie sprzedała go prywatnemu inwestorowi. Inwestor przekazał nieruchomość gminie Rudnik w 2005 roku, gdyż nie stać go było na utrzymanie tego zabytku.</text:span></text:p>
      <text:p text:style-name="P5"><text:span text:style-name="T1">Wójt Gminy planował w 2011 roku wystawić zabytek na licytację, za mniej niż 100 tysięcy złotych ponieważ w budynek trzeba włożyć miliony. Natomiast w 2013 roku, chcąc zabezpieczyć się przed nieodpowiedzialnymi kupcami, całość wyceniono na 345 tysięcy złotych.</text:span></text:p>
      <text:p text:style-name="P5"><text:span text:style-name="T1">Okolice pałacu są bogactwem zieleni. Zabytek ten otoczony jest obszernym parkiem mającym 4,8 ha, w którym przeważa drzewostan liściasty. Można również dostrzec wiele rzadko spotykanych gatunków drzew takich jak np kasztanowca jadalnego i innych roślin. W pobliżu pałacu znajdują się m.in. kaplica oraz pozostałości po dawnym folwarku – spichlerz oraz oranżeria.</text:span></text:p>
      <text:p text:style-name="P5"><text:span text:style-name="T1">Pierwotnie pałac w Sławikowie był budowlą jednopiętrową. Baron Ernst von Eickstedt, który nabył ten pałac w 1831 roku rozpoczął jego przebudowę, ale nie dożył jej końca. Zmarł </text:span><text:soft-page-break/><text:span text:style-name="T1">w grudniu 1865 roku, spoczął w rodzinnym mauzoleum, zbudowanym w parku przypałacowym. </text:span></text:p>
      <text:p text:style-name="P5"><text:span text:style-name="T1">Rozbudowę dokończył jego syn Ernest Fryderyk junior. M.in. dobudowano II piętro (kosztem strychu), elewacja frontowa uzyskała cztery filary podtrzymujące balkon pierwszego piętra, na tympanonie umieszczono herb rodowy, dobudowano oranżerię w formie galerii arkadowej. W eklektycznym pałacu mieszkali dalej potomkowie Ernsta von Eickstedt, wnuk Guido a następnie prawnuk Rudolf, aż do 1945 roku kiedy to rodzina von Eickstedt opuściła Sławików.</text:span></text:p>
      <text:p text:style-name="P5"><text:span text:style-name="T1">Pa</text:span><text:span text:style-name="T1">łac został wybudowany w stylu eklektycznym, murowany z cegły, pierwotnie potynkowany. Wzniesiony na planie prostokąta. Obecny wygląd zawdzięcza wspomnianej rodzinie von Eickstedt. Posiadał trzy kondygnacje i był częściowo podpiwniczony, nakryty płaskim dachem, po kt</text:span><text:span text:style-name="T1">órym nie ma ju</text:span><text:span text:style-name="T1">ż śladu. Oparty jest na wzorach zawierający motywy greckie i włoskie.</text:span></text:p>
      <text:p text:style-name="P5"><text:span text:style-name="T1">Pałac został częściowo zniszczony w czasie walk między Wehrmachtem i Armią Czerwoną pod koniec II wojny światowej. Wyposażenie pałacu zostało rozkradzione a sam pałac poprzez brak remontów i upływający czas, popadł w ruinę.</text:span></text:p>
      <text:p text:style-name="P5"><text:span text:style-name="T1">Niestety budynek nie jest pilnowany, ani nawet monitorowany przez właściciela, zainteresowania nie wyraża nim również Konserwator Zabytków. Zniknęły cegły, którymi zamurowano otwory pierwszej kondygnacji, i od kilku lat znowu swobodnie można wejść do wnętrza pałacu. </text:span></text:p>
      <text:p text:style-name="P5"><text:span text:style-name="T1">Niezabezpieczony zabytek w fatalnym stanie technicznym najlepiej zwiedzać tylko z zewnątrz. Wczesną wiosną 2010 r. doszło w nim do katastrofy budowlanej ponieważ osunął się znaczny fragment ściany. </text:span></text:p>
      <text:p text:style-name="P5"><text:span text:style-name="T1">Możliwe, że katastrofę spowodowały nie siły natury, lecz ludzie, ponieważ ściana w tym miejscu wydawała się wyjątkowo solidna. W pałacu, w wielu miejscach można znaleźć ślady celowego rozkuwania murów. </text:span></text:p>
      <text:p text:style-name="P5"><text:span text:style-name="T1">Od niedawna kolejną formą dewastacji zabytku jest upiększanie jego ścian poprzez malowanie graffiti. Siły natury również nie oszczędzają obiektu. W uszkodzonej już elewacji zachodniej wkrótce może runąć ściana przy otworach okiennych. W wielu murach pojawiły się niebezpieczne rysy.</text:span></text:p>
      <text:p text:style-name="P1"/>
      <text:p text:style-name="P4"><text:span text:style-name="T7">Potomek właścicieli Pałacu, Arkadiusz Popławski wspomina:</text:span></text:p>
      <text:p text:style-name="P5"><text:soft-page-break/><text:span text:style-name="T1">„Ponieważ Sławików to moje korzenie, a z samym pałacem byli związani moi przodkowie. Mój pradziadek, Emanuel Kopisch rodem ze Sławikowa, był zarządcą pałacowej gorzelni i przyjacielem barona Rudolfa von Eickstadt. Wraz z prababcią Elżbietą (Elizabeth) dochowali się pięcioro dzieci, z których środkowe (jedyna dziewczynka w rodzeństwie) to moja babcia ze strony ojca. Babcia urodziła się w 1919 r. w Sławikowie i było jej dane wychowywać się i żyć w tej bajecznej erze świetności pałacu przez ponad 25 lat, aż do 1945 r. który położył wszystkiemu kres. </text:span></text:p>
      <text:p text:style-name="P5"><text:span text:style-name="T1">Kiedy byłem małym chłopcem, opowiadania babci o pałacu i życiu w tamtej rzeczywistości zastępowały mi czytanie bajek. Wspomnienia babci były czymś lepszym niż bajki, bo były to fakty. Raz po raz zaglądam do Sławikowa na grób pradziadków no i oczywiście do pałacu.</text:span></text:p>
      <text:p text:style-name="P5"><text:span text:style-name="T1">Na wielkim placu przed pałacem był taki obszerny okrągły, spory obmurowany na okrągło "kwietnik" z różami. Tam były róże, to jest pewne. Resztki tych obmurowań jeszcze tam widać. A więc to nie był taki sobie wielki plac, tylko do głównego wejścia były "objazdy" w lewo lub w prawo i nieco pod górkę. Gorzelnia była "wmurowana" w mur od strony ulicy, tam widać takie zamurowane okna - to tam. </text:span></text:p>
      <text:p text:style-name="P5"><text:span text:style-name="T1">Jeśli chodzi o stajnie to nie znam szczegółów - babcia wspominała tylko o stu koniach - pociągowych i spacerowych oraz bryczkach, które baron udostępniał mieszkańcom m. in. w czwartki, jako dni targowe w Raciborzu, że mogli sobie jechać na zakupy, lub do apteki po lekarstwa. Najczęściej było tak, że baron jechał razem z tymi co jechali. Postój konny znajdował się na Starej Wsi przy "Strzesze". Ludzie szli na zakupy, a baron lubił sobie golnąć, to przeczekał zawsze na "swoich" na przeciwko w "pałacu biskupim" gdzie wówczas znajdowała się karczma.”</text:span></text:p>
      <text:p text:style-name="P1"/>
      <text:p text:style-name="P6">Bibliografia:</text:p>
      <text:list xml:id="list4683313542835399366" text:style-name="L1">
        <text:list-item>
          <text:p text:style-name="P2"><text:a xlink:type="simple" xlink:href="http://www.polskiezabytki.pl/m/obiekt/5256/Slawikow/" text:style-name="Internet_20_link" text:visited-style-name="Visited_20_Internet_20_Link"><text:span text:style-name="T8">http://www.polskiezabytki.pl/m/obiekt/5256/Slawikow/</text:span></text:a></text:p>
        </text:list-item>
        <text:list-item>
          <text:p text:style-name="P2"><text:a xlink:type="simple" xlink:href="https://www.nowiny.pl/75728-palac-w-slawikowie-pojdzie-za-mniej-niz-100-tys-zl.html" text:style-name="Internet_20_link" text:visited-style-name="Visited_20_Internet_20_Link"><text:span text:style-name="T8">https://www.nowiny.pl/75728-palac-w-slawikowie-pojdzie-za-mniej-niz-100-tys-zl.html</text:span></text:a></text:p>
        </text:list-item>
        <text:list-item>
          <text:p text:style-name="P2"><text:a xlink:type="simple" xlink:href="https://www.nowiny.pl/kultura/92924-brak-kupca-na-palac-w-slawikowie.html" text:style-name="Internet_20_link" text:visited-style-name="Visited_20_Internet_20_Link"><text:span text:style-name="T8">https://www.nowiny.pl/kultura/92924-brak-kupca-na-palac-w-slawikowie.html</text:span></text:a></text:p>
        </text:list-item>
        <text:list-item>
          <text:p text:style-name="P2"><text:a xlink:type="simple" xlink:href="http://www.straznicyczasu.pl/" text:style-name="Internet_20_link" text:visited-style-name="Visited_20_Internet_20_Link"><text:span text:style-name="T8">http://www.straznicyczasu.pl/</text:span></text:a><text:span text:style-name="T1"> </text:span></text:p>
        </text:list-item>
        <text:list-item>
          <text:p text:style-name="P2"><text:a xlink:type="simple" xlink:href="https://www.palaceslaska.pl/index.php/wojewodztwo-slaskie/powiat-raciborski/1369-slawikow2?fbclid=IwAR2gCSSgLLUzBR69jW1YhN32BCnGGL5usQYAYQMErwKAtWTG45h73-aApys" text:style-name="Internet_20_link" text:visited-style-name="Visited_20_Internet_20_Link"><text:span text:style-name="T8">https://www.palaceslaska.pl/index.php/wojewodztwo-slaskie/powiat-raciborski/1369-slawikow2?</text:span></text:a><text:soft-page-break/><text:a xlink:type="simple" xlink:href="https://www.palaceslaska.pl/index.php/wojewodztwo-slaskie/powiat-raciborski/1369-slawikow2?fbclid=IwAR2gCSSgLLUzBR69jW1YhN32BCnGGL5usQYAYQMErwKAtWTG45h73-aApys" text:style-name="Internet_20_link" text:visited-style-name="Visited_20_Internet_20_Link"><text:span text:style-name="T8">fbclid=IwAR2gCSSgLLUzBR69jW1YhN32BCnGGL5usQYAYQMErwKAtWTG45h73-aApy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7.95cm" style:type="center"/>
          <style:tab-stop style:position="15.9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5cm" fo:margin-right="1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23T12:58:01.92</dc:date>
    <meta:editing-duration>PT31M23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4" meta:paragraph-count="29" meta:word-count="909" meta:character-count="6563"/>
  </office:meta>
</office:document-meta>
</file>